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paragraph-properties fo:margin-left="0.4925in" fo:margin-right="0in" fo:text-indent="0in" style:auto-text-indent="false"/>
    </style:style>
    <style:style style:name="P2" style:family="paragraph" style:parent-style-name="Text_20_body">
      <style:paragraph-properties fo:margin-left="0.4925in" fo:margin-right="0in" fo:text-indent="0in" style:auto-text-indent="false"/>
      <style:text-properties style:font-name="Courier New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background-color="#ffff00"/>
    </style:style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6"/>
    <style:style style:name="P14" style:family="paragraph" style:parent-style-name="Text_20_body" style:list-style-name="L6"/>
    <style:style style:name="P15" style:family="paragraph" style:parent-style-name="Text_20_body" style:list-style-name="L2">
      <style:paragraph-properties fo:margin-left="0in" fo:margin-right="0in" fo:text-indent="0in" style:auto-text-indent="false"/>
      <style:text-properties style:font-name="Courier New"/>
    </style:style>
    <style:style style:name="P16" style:family="paragraph" style:parent-style-name="Text_20_body" style:list-style-name="L5">
      <style:paragraph-properties fo:margin-left="0in" fo:margin-right="0in" fo:text-indent="0in" style:auto-text-indent="false"/>
    </style:style>
    <style:style style:name="P17" style:family="paragraph" style:parent-style-name="Text_20_body" style:list-style-name="L2">
      <style:paragraph-properties fo:margin-left="0.4925in" fo:margin-right="0in" fo:text-indent="0in" style:auto-text-indent="false"/>
      <style:text-properties style:font-name="Courier New"/>
    </style:style>
    <style:style style:name="P18" style:family="paragraph" style:parent-style-name="Text_20_body" style:list-style-name="L2">
      <style:paragraph-properties fo:margin-left="0.4925in" fo:margin-right="0in" fo:text-indent="0in" style:auto-text-indent="false"/>
      <style:text-properties style:font-name="Courier New"/>
    </style:style>
    <style:style style:name="T1" style:family="text">
      <style:text-properties style:font-name="Courier New"/>
    </style:style>
    <style:style style:name="T2" style:family="text">
      <style:text-properties style:font-name="Thorndale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ule 4 Demo 5: Perform Memory Leak Profiling</text:h>
      <text:p text:style-name="Text_20_body">This exercise performs memory leak profiling using the NetBeans profiler.</text:p>
      <text:h text:style-name="Heading_20_3" text:outline-level="3">Required Software</text:h>
      <text:list text:style-name="L1">
        <text:list-item>
          <text:p text:style-name="P6">Any OS </text:p>
        </text:list-item>
        <text:list-item>
          <text:p text:style-name="P6">JDK 1.6 or higher</text:p>
        </text:list-item>
      </text:list>
      <text:list text:style-name="L1">
        <text:list-item text:start-value="1">
          <text:p text:style-name="P6">NetBeans version 6.1 or later.</text:p>
        </text:list-item>
      </text:list>
      <text:p text:style-name="P1">You can download NetBeans from: <text:a xlink:type="simple" xlink:href="http://www.netbeans.org/"><text:span text:style-name="T1">http://www.netbeans.org</text:span></text:a></text:p>
      <text:list text:style-name="L2">
        <text:list-item>
          <text:p text:style-name="P15">NetBeans projects</text:p>
        </text:list-item>
        <text:list-item>
          <text:p text:style-name="P17">HTTPUnit</text:p>
        </text:list-item>
        <text:list-item>
          <text:p text:style-name="P17">PrimeNumbers</text:p>
        </text:list-item>
      </text:list>
      <text:h text:style-name="Heading_20_3" text:outline-level="3">Objective</text:h>
      <text:list text:style-name="L3">
        <text:list-item>
          <text:p text:style-name="P9">Use NetBeans profiler to perform memory leak profiling.</text:p>
        </text:list-item>
      </text:list>
      <text:h text:style-name="Heading_20_3" text:outline-level="3">Preparations</text:h>
      <text:p text:style-name="Text_20_body">Check for required version of Java SE.</text:p>
      <text:list text:style-name="L4">
        <text:list-item>
          <text:p text:style-name="P10">Use the <text:span text:style-name="T1">java</text:span><text:span text:style-name="T2"> </text:span><text:span text:style-name="T1">-version</text:span> command to check the installed Java SE version. </text:p>
        </text:list-item>
      </text:list>
      <text:p text:style-name="P1">If the installed version is earlier than Java SE 6, download and install the latest Java SE version from the following URL.</text:p>
      <text:p text:style-name="P2">http://java.sun.com/javase/downloads/index.jsp</text:p>
      <text:p text:style-name="Text_20_body">Download and install NetBeans 6.1.</text:p>
      <text:list text:style-name="L5">
        <text:list-item>
          <text:p text:style-name="P11">Download and and install NetBeans from the following URL:</text:p>
        </text:list-item>
      </text:list>
      <text:p text:style-name="P1"><text:s/><text:span text:style-name="T1">http://www.netbeans.org</text:span></text:p>
      <text:list text:style-name="L5" text:continue-numbering="true">
        <text:list-item>
          <text:p text:style-name="P16">Add the <text:span text:style-name="T1">bin</text:span> subdirectory of the NetBeans 6.1 install directory to the <text:s/>OS PATH variable.</text:p>
        </text:list-item>
      </text:list>
      <text:h text:style-name="Heading_20_3" text:outline-level="3"/>
      <text:h text:style-name="P3" text:outline-level="3">Instructions</text:h>
      <text:p text:style-name="Text_20_body">TBD: The content in the following URLs need to be transcribed to this section.</text:p>
      <text:list text:style-name="L6">
        <text:list-item>
          <text:p text:style-name="P12">Perform the steps documented in the following URL:</text:p>
        </text:list-item>
      </text:list>
      <text:p text:style-name="P2">http://wiki.netbeans.org/PlainView.jsp?page=HttpUnitCaseStudy</text:p>
      <text:list text:style-name="L6" text:continue-numbering="true">
        <text:list-item>
          <text:p text:style-name="P12">Perform the steps documented in the following URL:</text:p>
        </text:list-item>
      </text:list>
      <text:p text:style-name="P2">http://wiki.netbeans.org/PlainView.jsp?page=HeapWalkerDemo</text:p>
      <text:list text:style-name="L6" text:continue-numbering="true">
        <text:list-header>
          <text:p text:style-name="P12"/>
        </text:list-header>
      </text:list>
      <text:p text:style-name="P4">&lt;For discussion with Charlie&gt;</text:p>
      <text:p text:style-name="P5">Both these demos are called out for demo for slide 123. My thoughts are to remove the HttpUnit case study and HeapWalker case study from the demo for slide 123.</text:p>
      <text:p text:style-name="P4">&lt;<text:span text:style-name="T3">/</text:span>Working notes from Charli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MS Mincho" svg:font-family="'MS Mincho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sok</meta:initial-creator>
    <meta:creation-date>2008-06-26T11:17:04</meta:creation-date>
    <dc:creator>Tom McGinn</dc:creator>
    <dc:date>2008-07-28T08:43:59</dc:date>
    <dc:language>en-US</dc:language>
    <meta:editing-cycles>34</meta:editing-cycles>
    <meta:editing-duration>P1DT6H29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08" meta:character-count="1365"/>
  </office:meta>
</office:document-meta>
</file>